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0.99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3"/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P</text:p>
          </table:table-cell>
          <table:table-cell table:formula="of:=SUM([.M2:.M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d1</text:p>
          </table:table-cell>
          <table:table-cell table:style-name="ce1"/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A$3]*[.$A$6]*[.$B$9]*[.$B$13]*[.B$19]" office:value-type="float" office:value="0.01197" calcext:value-type="float">
            <text:p>0.0119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A$3]*[.$A$6]*[.$B$9]*[.$B$13]*[.C$19]" office:value-type="float" office:value="0.10773" calcext:value-type="float">
            <text:p>0.1077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A$3]*[.$A$6]*[.$B$9]*[.$C$13]*[.B$20]" office:value-type="float" office:value="0.06384" calcext:value-type="float">
            <text:p>0.06384</text:p>
          </table:table-cell>
          <table:table-cell/>
        </table:table-row>
        <table:table-row table:style-name="ro1"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i1</text:p>
          </table:table-cell>
          <table:table-cell table:number-columns-repeated="5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A$3]*[.$A$6]*[.$B$9]*[.$C$13]*[.C$20]" office:value-type="float" office:value="0.0957600000000001" calcext:value-type="float">
            <text:p>0.0957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A$3]*[.$A$6]*[.$B$9]*[.$D$13]*[.B$21]" office:value-type="float" office:value="0.118503" calcext:value-type="float">
            <text:p>0.1185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A$3]*[.$A$6]*[.$B$9]*[.$D$13]*[.C$21]" office:value-type="float" office:value="0.001197" calcext:value-type="float">
            <text:p>0.001197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A$3]*[.$A$6]*[.$C$9]*[.$B$13]*[.$B$19]" office:value-type="float" office:value="0.00063" calcext:value-type="float">
            <text:p>0.00063</text:p>
          </table:table-cell>
          <table:table-cell/>
        </table:table-row>
        <table:table-row table:style-name="ro1">
          <table:table-cell table:style-name="ce1" office:value-type="string" calcext:value-type="string">
            <text:p>i0 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A$3]*[.$A$6]*[.$C$9]*[.$B$13]*[.$C$19]" office:value-type="float" office:value="0.00567" calcext:value-type="float">
            <text:p>0.00567</text:p>
          </table:table-cell>
          <table:table-cell/>
        </table:table-row>
        <table:table-row table:style-name="ro1">
          <table:table-cell table:style-name="ce1" office:value-type="string" calcext:value-type="string">
            <text:p>i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A$3]*[.$A$6]*[.$C$9]*[.$C$13]*[.B$20]" office:value-type="float" office:value="0.00336" calcext:value-type="float">
            <text:p>0.003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A$3]*[.$A$6]*[.$C$9]*[.$C$13]*[.C$20]" office:value-type="float" office:value="0.00504" calcext:value-type="float">
            <text:p>0.00504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g3</text:p>
          </table:table-cell>
          <table:table-cell table:style-name="ce1"/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A$3]*[.$A$6]*[.$C$9]*[.$D$13]*[.B$21]" office:value-type="float" office:value="0.006237" calcext:value-type="float">
            <text:p>0.006237</text:p>
          </table:table-cell>
          <table:table-cell/>
        </table:table-row>
        <table:table-row table:style-name="ro1">
          <table:table-cell table:style-name="ce1" office:value-type="string" calcext:value-type="string">
            <text:p>i0 d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A$3]*[.$A$6]*[.$C$9]*[.$D$13]*[.C$21]" office:value-type="float" office:value="0.000063" calcext:value-type="float">
            <text:p>0.000063</text:p>
          </table:table-cell>
          <table:table-cell/>
        </table:table-row>
        <table:table-row table:style-name="ro1">
          <table:table-cell table:style-name="ce1" office:value-type="string" calcext:value-type="string">
            <text:p>i0 d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A$3]*[.$B$6]*[.$B$10]*[.$B$15]*[.$B$19]" office:value-type="float" office:value="0.00324" calcext:value-type="float">
            <text:p>0.00324</text:p>
          </table:table-cell>
          <table:table-cell/>
        </table:table-row>
        <table:table-row table:style-name="ro1">
          <table:table-cell table:style-name="ce1" office:value-type="string" calcext:value-type="string">
            <text:p>i1 d0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A$3]*[.$B$6]*[.$B$10]*[.$B$15]*[.$C$19]" office:value-type="float" office:value="0.02916" calcext:value-type="float">
            <text:p>0.02916</text:p>
          </table:table-cell>
          <table:table-cell/>
        </table:table-row>
        <table:table-row table:style-name="ro1">
          <table:table-cell table:style-name="ce1" office:value-type="string" calcext:value-type="string">
            <text:p>i1 d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A$3]*[.$B$6]*[.$B$10]*[.$C$15]*[.B$20]" office:value-type="float" office:value="0.001152" calcext:value-type="float">
            <text:p>0.00115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A$3]*[.$B$6]*[.$B$10]*[.$C$15]*[.C$20]" office:value-type="float" office:value="0.001728" calcext:value-type="float">
            <text:p>0.001728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l1</text:p>
          </table:table-cell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A$3]*[.$B$6]*[.$B$10]*[.$D$15]*[.B$21]" office:value-type="float" office:value="0.0007128" calcext:value-type="float">
            <text:p>0.0007128</text:p>
          </table:table-cell>
          <table:table-cell/>
        </table:table-row>
        <table:table-row table:style-name="ro1">
          <table:table-cell table:style-name="ce1" office:value-type="string" calcext:value-type="string">
            <text:p>g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A$3]*[.$B$6]*[.$B$10]*[.$D$15]*[.C$21]" office:value-type="float" office:value="0.0000072" calcext:value-type="float">
            <text:p>0.0000072</text:p>
          </table:table-cell>
          <table:table-cell/>
        </table:table-row>
        <table:table-row table:style-name="ro1">
          <table:table-cell table:style-name="ce1" office:value-type="string" calcext:value-type="string">
            <text:p>g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A$3]*[.$B$6]*[.$C$10]*[.$B$15]*[.$B$19]" office:value-type="float" office:value="0.01296" calcext:value-type="float">
            <text:p>0.01296</text:p>
          </table:table-cell>
          <table:table-cell/>
        </table:table-row>
        <table:table-row table:style-name="ro1">
          <table:table-cell table:style-name="ce1" office:value-type="string" calcext:value-type="string">
            <text:p>g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A$3]*[.$B$6]*[.$C$10]*[.$B$15]*[.$C$19]" office:value-type="float" office:value="0.11664" calcext:value-type="float">
            <text:p>0.1166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A$3]*[.$B$6]*[.$C$10]*[.$C$15]*[.B$20]" office:value-type="float" office:value="0.004608" calcext:value-type="float">
            <text:p>0.00460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A$3]*[.$B$6]*[.$C$10]*[.$C$15]*[.C$20]" office:value-type="float" office:value="0.006912" calcext:value-type="float">
            <text:p>0.00691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A$3]*[.$B$6]*[.$C$10]*[.$D$15]*[.B$21]" office:value-type="float" office:value="0.0028512" calcext:value-type="float">
            <text:p>0.002851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A$3]*[.$B$6]*[.$C$10]*[.$D$15]*[.C$21]" office:value-type="float" office:value="0.0000288" calcext:value-type="float">
            <text:p>0.000028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B$3]*[.$A$6]*[.$B$9]*[.$B$14]*[.B$19]" office:value-type="float" office:value="0.00133" calcext:value-type="float">
            <text:p>0.0013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B$3]*[.$A$6]*[.$B$9]*[.$B$14]*[.C$19]" office:value-type="float" office:value="0.01197" calcext:value-type="float">
            <text:p>0.0119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B$3]*[.$A$6]*[.$B$9]*[.$C$14]*[.B$20]" office:value-type="float" office:value="0.0266" calcext:value-type="float">
            <text:p>0.026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B$3]*[.$A$6]*[.$B$9]*[.$C$14]*[.C$20]" office:value-type="float" office:value="0.0399" calcext:value-type="float">
            <text:p>0.03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B$3]*[.$A$6]*[.$B$9]*[.$D$14]*[.B$21]" office:value-type="float" office:value="0.184338" calcext:value-type="float">
            <text:p>0.18433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B$3]*[.$A$6]*[.$B$9]*[.$D$14]*[.C$21]" office:value-type="float" office:value="0.001862" calcext:value-type="float">
            <text:p>0.00186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B$3]*[.$A$6]*[.$C$9]*[.$B$14]*[.$B$19]" office:value-type="float" office:value="0.00007" calcext:value-type="float">
            <text:p>0.0000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B$3]*[.$A$6]*[.$C$9]*[.$B$14]*[.$C$19]" office:value-type="float" office:value="0.00063" calcext:value-type="float">
            <text:p>0.0006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B$3]*[.$A$6]*[.$C$9]*[.$C$14]*[.B$20]" office:value-type="float" office:value="0.0014" calcext:value-type="float">
            <text:p>0.001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B$3]*[.$A$6]*[.$C$9]*[.$C$14]*[.C$20]" office:value-type="float" office:value="0.0021" calcext:value-type="float">
            <text:p>0.002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B$3]*[.$A$6]*[.$C$9]*[.$D$14]*[.B$21]" office:value-type="float" office:value="0.009702" calcext:value-type="float">
            <text:p>0.00970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B$3]*[.$A$6]*[.$C$9]*[.$D$14]*[.C$21]" office:value-type="float" office:value="0.000098" calcext:value-type="float">
            <text:p>0.00009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B$3]*[.$B$6]*[.$B$10]*[.$B$16]*[.$B$19]" office:value-type="float" office:value="0.0012" calcext:value-type="float">
            <text:p>0.001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B$3]*[.$B$6]*[.$B$10]*[.$B$16]*[.$C$19]" office:value-type="float" office:value="0.0108" calcext:value-type="float">
            <text:p>0.010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B$3]*[.$B$6]*[.$B$10]*[.$C$16]*[.B$20]" office:value-type="float" office:value="0.00288" calcext:value-type="float">
            <text:p>0.0028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B$3]*[.$B$6]*[.$B$10]*[.$C$16]*[.C$20]" office:value-type="float" office:value="0.00432" calcext:value-type="float">
            <text:p>0.0043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B$3]*[.$B$6]*[.$B$10]*[.$D$16]*[.B$21]" office:value-type="float" office:value="0.004752" calcext:value-type="float">
            <text:p>0.00475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B$3]*[.$B$6]*[.$B$10]*[.$D$16]*[.C$21]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table:formula="of:=[.$B$3]*[.$B$6]*[.$C$10]*[.$B$16]*[.$B$19]" office:value-type="float" office:value="0.0048" calcext:value-type="float">
            <text:p>0.00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table:formula="of:=[.$B$3]*[.$B$6]*[.$C$10]*[.$B$16]*[.$C$19]" office:value-type="float" office:value="0.0432" calcext:value-type="float">
            <text:p>0.043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table:formula="of:=[.$B$3]*[.$B$6]*[.$C$10]*[.$C$16]*[.B$20]" office:value-type="float" office:value="0.01152" calcext:value-type="float">
            <text:p>0.0115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table:formula="of:=[.$B$3]*[.$B$6]*[.$C$10]*[.$C$16]*[.C$20]" office:value-type="float" office:value="0.01728" calcext:value-type="float">
            <text:p>0.017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table:formula="of:=[.$B$3]*[.$B$6]*[.$C$10]*[.$D$16]*[.B$21]" office:value-type="float" office:value="0.019008" calcext:value-type="float">
            <text:p>0.01900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table:formula="of:=[.$B$3]*[.$B$6]*[.$C$10]*[.$D$16]*[.C$21]" office:value-type="float" office:value="0.000192" calcext:value-type="float">
            <text:p>0.00019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H1:Sheet1.M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2:01:09.921436848</meta:creation-date>
    <dc:date>2017-08-05T12:47:00.855497456</dc:date>
    <meta:editing-duration>PT30M39S</meta:editing-duration>
    <meta:editing-cycles>2</meta:editing-cycles>
    <meta:generator>LibreOffice/4.2.8.2$Linux_X86_64 LibreOffice_project/420m0$Build-2</meta:generator>
    <meta:document-statistic meta:table-count="1" meta:cell-count="341" meta:object-count="0"/>
  </office:meta>
</office:document-meta>
</file>